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5b52a" officeooo:paragraph-rsid="0015b52a"/>
    </style:style>
    <style:style style:name="P2" style:family="paragraph" style:parent-style-name="Standard">
      <style:paragraph-properties fo:text-align="start" style:justify-single-word="false"/>
      <style:text-properties officeooo:rsid="0015b52a" officeooo:paragraph-rsid="0015b52a"/>
    </style:style>
    <style:style style:name="P3" style:family="paragraph" style:parent-style-name="Standard">
      <style:paragraph-properties fo:text-align="start" style:justify-single-word="false"/>
      <style:text-properties officeooo:rsid="00175e5e" officeooo:paragraph-rsid="00175e5e"/>
    </style:style>
    <style:style style:name="T1" style:family="text">
      <style:text-properties officeooo:rsid="00175e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de matemática </text:p>
      <text:p text:style-name="P2">pag:88</text:p>
      <text:p text:style-name="P2">43- <text:span text:style-name="T1">As relações são concentricas</text:span></text:p>
      <text:p text:style-name="P2"/>
      <text:p text:style-name="P2">44-<text:span text:style-name="T1">a)(-5,2) (-1,-2)</text:span></text:p>
      <text:p text:style-name="P3">b)(7,4)</text:p>
      <text:p text:style-name="P3">c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1T11:25:37.585111467</meta:creation-date>
    <dc:date>2020-10-01T11:43:59.944304894</dc:date>
    <meta:editing-duration>PT8M12S</meta:editing-duration>
    <meta:editing-cycles>1</meta:editing-cycles>
    <meta:document-statistic meta:table-count="0" meta:image-count="0" meta:object-count="0" meta:page-count="1" meta:paragraph-count="6" meta:word-count="13" meta:character-count="90" meta:non-whitespace-character-count="82"/>
    <meta:generator>LibreOffice/6.4.6.2$Linux_X86_64 LibreOffice_project/40$Build-2</meta:generator>
  </office:meta>
</office:document-meta>
</file>